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Regressão Logística (Logistic Regression)</text:span></text:h>
      <text:p text:style-name="Text_20_body">A Regressão Logística é um classificador linear simples e eficaz, muito usado como ponto de partida em tarefas de classificação. Apesar do nome, trata-se de um modelo de classificação que estima a probabilidade de uma amostra pertencer a uma classe. Funciona bem em problemas lineares e permite interpretar facilmente o impacto de cada variável nas previsões. É útil para ter uma referência de desempenho com baixo custo computacional.</text:p>
      <text:p text:style-name="Horizontal_20_Line"/>
      <text:h text:style-name="Heading_20_3" text:outline-level="3"><text:span text:style-name="Strong_20_Emphasis">2. Floresta Aleatória (Random Forest)</text:span></text:h>
      <text:p text:style-name="Text_20_body">A Random Forest é um classificador baseado em árvores de decisão. Cria várias árvores (de forma aleatória) e toma a decisão final com base na votação da maioria. É robusta a ruído e a overfitting, e lida bem com dados não lineares. Por combinar múltiplos modelos simples, geralmente oferece bons resultados com pouca necessidade de ajuste fino.</text:p>
      <text:p text:style-name="Horizontal_20_Line"/>
      <text:h text:style-name="Heading_20_3" text:outline-level="3"><text:span text:style-name="Strong_20_Emphasis">3. K Vizinhos Mais Próximos (K-Nearest Neighbors – KNN)</text:span></text:h>
      <text:p text:style-name="Text_20_body">O KNN é um classificador baseado na distância entre amostras. Quando recebe uma nova amostra, procura os "K" exemplos mais próximos nos dados de treino e classifica com base na maioria desses vizinhos. É simples, intuitivo e não requer treino explícito, mas pode ser lento em datasets grandes. É interessante como comparação com classificadores mais complexos.</text:p>
      <text:p text:style-name="Horizontal_20_Line"/>
      <text:h text:style-name="Heading_20_3" text:outline-level="3"><text:span text:style-name="Strong_20_Emphasis">4. Perceptron Multi-Camada (MLPClassifier – Rede Neural)</text:span></text:h>
      <text:p text:style-name="Text_20_body">O MLPClassifier representa uma rede neural densa (fully connected), capaz de aprender padrões mais complexos nos dados. Pode ter várias camadas escondidas e é treinado com backpropagation. Por ser uma forma mais genérica de rede neuronal, permite testar se há ganhos em usar modelos não lineares mais sofisticados depois da extração de <text:span text:style-name="Emphasis">deep features</text:span>. Exige mais tempo de treino e ajuste de parâmetros.</text:p>
      <text:h text:style-name="Heading_20_3" text:outline-level="3">Support Vector Machine (SVM)</text:h>
      <text:p text:style-name="Text_20_body">O <text:span text:style-name="Strong_20_Emphasis">SVM</text:span> é um classificador poderoso que procura encontrar o <text:span text:style-name="Strong_20_Emphasis">hiperplano ótimo</text:span> que separa os dados de diferentes classes com a maior margem possível. É especialmente eficaz em espaços de alta dimensão, como acontece com as <text:span text:style-name="Emphasis">deep features</text:span> extraídas de redes neuronais convolucionais (CNNs).</text:p>
      <text:p text:style-name="Text_20_body">No contexto deste trabalho, o SVM pode beneficiar do facto de as <text:span text:style-name="Emphasis">deep features</text:span> já capturarem padrões visuais relevantes, permitindo ao SVM focar-se apenas na separação ótima entre classes. Existem versões lineares e não-lineares (com <text:span text:style-name="Emphasis">kernel</text:span>), sendo que o uso de <text:span text:style-name="Emphasis">kernels</text:span> como o RBF pode ajudar em cenários mais complexos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21:53:08.120153784</meta:creation-date>
    <dc:date>2025-05-12T21:53:31.067575291</dc:date>
    <meta:editing-duration>PT23S</meta:editing-duration>
    <meta:editing-cycles>1</meta:editing-cycles>
    <meta:document-statistic meta:table-count="0" meta:image-count="0" meta:object-count="0" meta:page-count="1" meta:paragraph-count="11" meta:word-count="367" meta:character-count="2364" meta:non-whitespace-character-count="2006"/>
    <meta:generator>LibreOffice/24.2.7.2$Linux_X86_64 LibreOffice_project/420$Build-2</meta:generator>
  </office:meta>
</office:document-meta>
</file>